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3125in"/>
    </style:style>
    <style:style style:name="co3" style:family="table-column">
      <style:table-column-properties fo:break-before="auto" style:column-width="2.75in"/>
    </style:style>
    <style:style style:name="co4" style:family="table-column">
      <style:table-column-properties fo:break-before="auto" style:column-width="2.2291666666666665in"/>
    </style:style>
    <style:style style:name="co5" style:family="table-column">
      <style:table-column-properties fo:break-before="auto" style:column-width="1.6145833333333333in"/>
    </style:style>
    <style:style style:name="co6" style:family="table-column">
      <style:table-column-properties fo:break-before="auto" style:column-width="1.5729166666666667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8333333333333in"/>
    </style:style>
    <style:style style:name="co9" style:family="table-column">
      <style:table-column-properties fo:break-before="auto" style:column-width="3.5208333333333335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1.8958333333333333in"/>
    </style:style>
    <style:style style:name="co12" style:family="table-column">
      <style:table-column-properties fo:break-before="auto" style:column-width="1.8541666666666667in"/>
    </style:style>
    <style:style style:name="co13" style:family="table-column">
      <style:table-column-properties fo:break-before="auto" style:column-width="0.84375in"/>
    </style:style>
    <style:style style:name="co14" style:family="table-column">
      <style:table-column-properties fo:break-before="auto" style:column-width="2.5729166666666665in"/>
    </style:style>
    <style:style style:name="co15" style:family="table-column">
      <style:table-column-properties fo:break-before="auto" style:column-width="1.8645833333333333in"/>
    </style:style>
    <style:style style:name="co16" style:family="table-column">
      <style:table-column-properties fo:break-before="auto" style:column-width="0.4895833432674408in"/>
    </style:style>
    <style:style style:name="co17" style:family="table-column">
      <style:table-column-properties fo:break-before="auto" style:column-width="0.34375in"/>
    </style:style>
    <style:style style:name="co18" style:family="table-column">
      <style:table-column-properties fo:break-before="auto" style:column-width="1.21875in"/>
    </style:style>
    <style:style style:name="co19" style:family="table-column">
      <style:table-column-properties fo:break-before="auto" style:column-width="2.0520833333333335in"/>
    </style:style>
    <style:style style:name="co20" style:family="table-column">
      <style:table-column-properties fo:break-before="auto" style:column-width="0.5in"/>
    </style:style>
    <style:style style:name="co21" style:family="table-column">
      <style:table-column-properties fo:break-before="auto" style:column-width="0.3020833333333333in"/>
    </style:style>
    <style:style style:name="co22" style:family="table-column">
      <style:table-column-properties fo:break-before="auto" style:column-width="2.3854166666666665in"/>
    </style:style>
    <style:style style:name="co23" style:family="table-column">
      <style:table-column-properties fo:break-before="auto" style:column-width="0.5in"/>
    </style:style>
    <style:style style:name="co24" style:family="table-column">
      <style:table-column-properties fo:break-before="auto" style:column-width="0.3333333333333333in"/>
    </style:style>
    <style:style style:name="co25" style:family="table-column">
      <style:table-column-properties fo:break-before="auto" style:column-width="2.5104166666666665in"/>
    </style:style>
    <style:style style:name="co26" style:family="table-column">
      <style:table-column-properties fo:break-before="auto" style:column-width="2.84375in"/>
    </style:style>
    <style:style style:name="co27" style:family="table-column">
      <style:table-column-properties fo:break-before="auto" style:column-width="2.1875in"/>
    </style:style>
    <style:style style:name="co28" style:family="table-column">
      <style:table-column-properties fo:break-before="auto" style:column-width="0.4166666567325592in"/>
    </style:style>
    <style:style style:name="co29" style:family="table-column">
      <style:table-column-properties fo:break-before="auto" style:column-width="1.5in"/>
    </style:style>
    <style:style style:name="co30" style:family="table-column">
      <style:table-column-properties fo:break-before="auto" style:column-width="1.2916666666666667in"/>
    </style:style>
    <style:style style:name="co31" style:family="table-column">
      <style:table-column-properties fo:break-before="auto" style:column-width="1.4375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104166666666667in"/>
    </style:style>
    <style:style style:name="co34" style:family="table-column">
      <style:table-column-properties fo:break-before="auto" style:column-width="1.093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9791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ta1" style:family="table" style:master-page-name="PageStyle_5f_DVD original">
      <style:table-properties table:display="true" style:writing-mode="lr-tb"/>
    </style:style>
    <style:style style:name="ta2" style:family="table" style:master-page-name="PageStyle_5f_DVD Časopisy">
      <style:table-properties table:display="true" style:writing-mode="lr-tb"/>
    </style:style>
    <style:style style:name="ta3" style:family="table" style:master-page-name="PageStyle_5f_BluRay">
      <style:table-properties table:display="true" style:writing-mode="lr-tb"/>
    </style:style>
    <style:style style:name="ta4" style:family="table" style:master-page-name="PageStyle_5f_DVD hudební">
      <style:table-properties table:display="true" style:writing-mode="lr-tb"/>
    </style:style>
    <style:style style:name="ta5" style:family="table" style:master-page-name="PageStyle_5f_DVD kopie">
      <style:table-properties table:display="true" style:writing-mode="lr-tb"/>
    </style:style>
    <style:style style:name="ta6" style:family="table" style:master-page-name="PageStyle_5f_DVD domácí">
      <style:table-properties table:display="true" style:writing-mode="lr-tb"/>
    </style:style>
    <style:style style:name="ta7" style:family="table" style:master-page-name="PageStyle_5f_DivX DVD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DVD original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2" table:default-cell-style-name="ce-1"/>
        <table:table-column table:style-name="co5" table:default-cell-style-name="ce-1"/>
        <table:table-column table:style-name="co6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Film 1</text:p>
          </table:table-cell>
          <table:table-cell table:style-name="ce22" office:value-type="string">
            <text:p>Film 2</text:p>
          </table:table-cell>
          <table:table-cell table:style-name="ce22" office:value-type="string">
            <text:p>Film 3</text:p>
          </table:table-cell>
          <table:table-cell table:style-name="ce22" office:value-type="string">
            <text:p>Film 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  <table:table-cell table:style-name="ce24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  <table:table-cell/>
          <table:table-cell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style-name="ce21"/>
          <table:table-cell table:style-name="ce23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4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3" table:style-name="ce21"/>
        </table:table-row>
        <table:table-row table:style-name="ro3">
          <table:table-cell table:number-columns-repeated="4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number-columns-repeated="2" table:style-name="ce21"/>
        </table:table-row>
      </table:table>
      <table:table table:name="DVD Časopisy" table:style-name="ta2" table:print="false">
        <office:forms form:automatic-focus="false" form:apply-design-mode="false"/>
        <table:table-column table:style-name="co8" table:default-cell-style-name="ce-1"/>
        <table:table-column table:style-name="co9" table:default-cell-style-name="ce-1"/>
        <table:table-column table:style-name="co10" table:number-columns-repeated="2" table:default-cell-style-name="ce-1"/>
        <table:table-column table:style-name="co11" table:default-cell-style-name="ce-1"/>
        <table:table-column table:style-name="co12" table:default-cell-style-name="ce-1"/>
        <table:table-column table:style-name="co7" table:default-cell-style-name="ce15" table:number-columns-repeated="250"/>
        <table:table-row table:style-name="ro2">
          <table:table-cell table:style-name="ce25" office:value-type="string">
            <text:p>id</text:p>
          </table:table-cell>
          <table:table-cell table:style-name="ce21" office:value-type="string">
            <text:p>Film 1</text:p>
          </table:table-cell>
          <table:table-cell table:style-name="ce21" office:value-type="string">
            <text:p>Film 2</text:p>
          </table:table-cell>
          <table:table-cell table:style-name="ce21" office:value-type="string">
            <text:p>Film 3</text:p>
          </table:table-cell>
          <table:table-cell table:style-name="ce21" office:value-type="string">
            <text:p>Film 4</text:p>
          </table:table-cell>
          <table:table-cell table:style-name="ce21" office:value-type="string">
            <text:p>Film 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  <table:table table:name="BluRay" table:style-name="ta3" table:print="false">
        <office:forms form:automatic-focus="false" form:apply-design-mode="false"/>
        <table:table-column table:style-name="co2" table:default-cell-style-name="ce-1"/>
        <table:table-column table:style-name="co14" table:default-cell-style-name="ce-1"/>
        <table:table-column table:style-name="co15" table:default-cell-style-name="ce-1"/>
        <table:table-column table:style-name="co13" table:default-cell-style-name="ce15" table:number-columns-repeated="253"/>
        <table:table-row table:style-name="ro2">
          <table:table-cell table:style-name="ce25" office:value-type="string">
            <text:p>id</text:p>
          </table:table-cell>
          <table:table-cell table:style-name="ce21" office:value-type="string">
            <text:p>Film 1</text:p>
          </table:table-cell>
          <table:table-cell table:style-name="ce25" office:value-type="string">
            <text:p>Film 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number-columns-repeated="2" table:style-name="ce21"/>
        </table:table-row>
        <table:table-row table:style-name="ro3">
          <table:table-cell table:style-name="ce21"/>
        </table:table-row>
        <table:table-row table:number-rows-repeated="1" table:style-name="ro5"/>
        <table:table-row table:style-name="ro3">
          <table:table-cell table:number-columns-repeated="2" table:style-name="ce21"/>
        </table:table-row>
      </table:table>
      <table:table table:name="DVD hudební" table:style-name="ta4" table:print="false">
        <office:forms form:automatic-focus="false" form:apply-design-mode="false"/>
        <table:table-column table:style-name="co17" table:default-cell-style-name="ce-1"/>
        <table:table-column table:style-name="co18" table:default-cell-style-name="ce-1"/>
        <table:table-column table:style-name="co19" table:default-cell-style-name="ce-1"/>
        <table:table-column table:style-name="co16" table:default-cell-style-name="ce15" table:number-columns-repeated="253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Autor</text:p>
          </table:table-cell>
          <table:table-cell table:style-name="ce21" office:value-type="string">
            <text:p>Titul</text:p>
          </table:table-cell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style-name="ce21"/>
          <table:table-cell/>
          <table:table-cell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style-name="ce21"/>
          <table:table-cell/>
          <table:table-cell table:style-name="ce21"/>
        </table:table-row>
        <table:table-row table:style-name="ro2">
          <table:table-cell table:style-name="ce21"/>
          <table:table-cell/>
          <table:table-cell table:style-name="ce21"/>
        </table:table-row>
      </table:table>
      <table:table table:name="DVD kopie" table:style-name="ta5" table:print="false">
        <office:forms form:automatic-focus="false" form:apply-design-mode="false"/>
        <table:table-column table:style-name="co21" table:default-cell-style-name="ce-1"/>
        <table:table-column table:style-name="co22" table:default-cell-style-name="ce-1"/>
        <table:table-column table:style-name="co20" table:default-cell-style-name="ce15" table:number-columns-repeated="254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Film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</table:table-row>
        <table:table-row table:number-rows-repeated="748" table:style-name="ro7"/>
        <table:table-row table:style-name="ro2">
          <table:table-cell/>
          <table:table-cell table:style-name="ce21" office:value-type="string">
            <text:p>Dům veselých duchů</text:p>
          </table:table-cell>
        </table:table-row>
      </table:table>
      <table:table table:name="DVD domácí" table:style-name="ta6" table:print="false">
        <office:forms form:automatic-focus="false" form:apply-design-mode="false"/>
        <table:table-column table:style-name="co24" table:default-cell-style-name="ce-1"/>
        <table:table-column table:style-name="co25" table:default-cell-style-name="ce-1"/>
        <table:table-column table:style-name="co26" table:default-cell-style-name="ce-1"/>
        <table:table-column table:style-name="co27" table:number-columns-repeated="2" table:default-cell-style-name="ce-1"/>
        <table:table-column table:style-name="co23" table:default-cell-style-name="ce15" table:number-columns-repeated="251"/>
        <table:table-row table:style-name="ro2">
          <table:table-cell table:style-name="ce26" office:value-type="string">
            <text:p>id</text:p>
          </table:table-cell>
          <table:table-cell table:style-name="ce26" office:value-type="string">
            <text:p>Film 1</text:p>
          </table:table-cell>
          <table:table-cell table:style-name="ce26" office:value-type="string">
            <text:p>Film 2</text:p>
          </table:table-cell>
          <table:table-cell table:style-name="ce26" office:value-type="string">
            <text:p>Film 3</text:p>
          </table:table-cell>
          <table:table-cell table:style-name="ce27" office:value-type="string">
            <text:p>Označení</text:p>
          </table:table-cell>
        </table:table-row>
        <table:table-row table:style-name="ro2">
          <table:table-cell table:number-columns-repeated="3" table:style-name="ce28"/>
          <table:table-cell table:number-columns-repeated="2" table:style-name="ce29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  <table:table-cell table:number-columns-repeated="2"/>
          <table:table-cell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number-columns-repeated="2"/>
          <table:table-cell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  <table:table-cell/>
          <table:table-cell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  <table:table table:name="DivX DVD" table:style-name="ta7" table:print="false">
        <office:forms form:automatic-focus="false" form:apply-design-mode="false"/>
        <table:table-column table:style-name="co29" table:default-cell-style-name="ce-1"/>
        <table:table-column table:style-name="co30" table:default-cell-style-name="ce-1"/>
        <table:table-column table:style-name="co31" table:default-cell-style-name="ce-1"/>
        <table:table-column table:style-name="co18" table:default-cell-style-name="ce-1"/>
        <table:table-column table:style-name="co5" table:default-cell-style-name="ce-1"/>
        <table:table-column table:style-name="co32" table:default-cell-style-name="ce-1"/>
        <table:table-column table:style-name="co33" table:default-cell-style-name="ce-1"/>
        <table:table-column table:style-name="co34" table:default-cell-style-name="ce-1"/>
        <table:table-column table:style-name="co28" table:default-cell-style-name="ce15" table:number-columns-repeated="248"/>
        <table:table-row table:style-name="ro2">
          <table:table-cell table:style-name="ce21" office:value-type="string">
            <text:p>Název média</text:p>
          </table:table-cell>
          <table:table-cell table:style-name="ce21" office:value-type="string">
            <text:p>Film1</text:p>
          </table:table-cell>
          <table:table-cell table:style-name="ce25" office:value-type="string">
            <text:p>Film2 </text:p>
          </table:table-cell>
          <table:table-cell table:style-name="ce25" office:value-type="string">
            <text:p>Film3</text:p>
          </table:table-cell>
          <table:table-cell table:style-name="ce25" office:value-type="string">
            <text:p>Film4</text:p>
          </table:table-cell>
          <table:table-cell table:style-name="ce25" office:value-type="string">
            <text:p>Film5</text:p>
          </table:table-cell>
          <table:table-cell table:style-name="ce25" office:value-type="string">
            <text:p>Film6</text:p>
          </table:table-cell>
          <table:table-cell table:style-name="ce25" office:value-type="string">
            <text:p>Film7</text:p>
          </table:table-cell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number-columns-repeated="3"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number-columns-repeated="7" table:style-name="ce21"/>
        </table:table-row>
        <table:table-row table:style-name="ro2">
          <table:table-cell/>
          <table:table-cell table:number-columns-repeated="5" table:style-name="ce21"/>
        </table:table-row>
        <table:table-row table:style-name="ro2">
          <table:table-cell/>
          <table:table-cell table:number-columns-repeated="4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/>
          <table:table-cell table:number-columns-repeated="5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8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8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7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6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VD original" style:display-name="PageStyle_DVD original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VD Časopisy" style:display-name="PageStyle_DVD Časopis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BluRay" style:display-name="PageStyle_BluRa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VD hudební" style:display-name="PageStyle_DVD hudební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VD kopie" style:display-name="PageStyle_DVD kopi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VD domácí" style:display-name="PageStyle_DVD domácí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DivX DVD" style:display-name="PageStyle_DivX DVD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